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y first rep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odhini V C</meta:initial-creator>
    <dc:creator>Vinodhini V C</dc:creator>
    <meta:creation-date>2019-06-10T10:58:00Z</meta:creation-date>
    <dc:date>2019-06-10T10:59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3" meta:row-count="1" meta:non-whitespace-character-count="12"/>
  </office:meta>
</office:document-meta>
</file>